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OpenSymbol" svg:font-family="OpenSymbol" style:font-family-generic="system"/>
    <style:font-face style:name="StarSymbol" svg:font-family="StarSymbol" style:font-family-generic="system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6.6924in" fo:margin-left="0.0313in" table:align="left"/>
    </style:style>
    <style:style style:name="Table1.A" style:family="table-column">
      <style:table-column-properties style:column-width="0.8021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3.5507in"/>
    </style:style>
    <style:style style:name="Table1.D" style:family="table-column">
      <style:table-column-properties style:column-width="1.370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Normal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3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4"/>
    <style:style style:name="P16" style:family="paragraph" style:parent-style-name="Text_20_body" style:list-style-name="L4"/>
    <style:style style:name="P17" style:family="paragraph" style:parent-style-name="Text_20_body" style:list-style-name="L4"/>
    <style:style style:name="P18" style:family="paragraph" style:parent-style-name="Text_20_body" style:list-style-name="L4"/>
    <style:style style:name="P19" style:family="paragraph" style:parent-style-name="Text_20_body" style:list-style-name="L4"/>
    <style:style style:name="P20" style:family="paragraph" style:parent-style-name="Text_20_body" style:list-style-name="L4"/>
    <style:style style:name="P21" style:family="paragraph" style:parent-style-name="Text_20_body" style:list-style-name="L4"/>
    <style:style style:name="P22" style:family="paragraph" style:parent-style-name="Text_20_body" style:list-style-name="L4"/>
    <style:style style:name="P23" style:family="paragraph" style:parent-style-name="Text_20_body" style:list-style-name="L4"/>
    <style:style style:name="P24" style:family="paragraph" style:parent-style-name="Text_20_body" style:list-style-name="L4"/>
    <style:style style:name="P25" style:family="paragraph" style:parent-style-name="Text_20_body" style:list-style-name="L4"/>
    <style:style style:name="P26" style:family="paragraph" style:parent-style-name="Text_20_body" style:list-style-name="L4"/>
    <style:style style:name="P27" style:family="paragraph" style:parent-style-name="Text_20_body" style:list-style-name="L4"/>
    <style:style style:name="P28" style:family="paragraph" style:parent-style-name="Text_20_body" style:list-style-name="L4"/>
    <style:style style:name="P29" style:family="paragraph" style:parent-style-name="Text_20_body" style:list-style-name="L4"/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P32" style:family="paragraph" style:parent-style-name="Text_20_body" style:list-style-name="L5"/>
    <style:style style:name="P33" style:family="paragraph" style:parent-style-name="Text_20_body">
      <style:text-properties fo:font-weight="bold" style:font-weight-asian="bold" style:font-weight-complex="bold"/>
    </style:style>
    <style:style style:name="P34" style:family="paragraph" style:parent-style-name="Text_20_body" style:list-style-name="L1"/>
    <style:style style:name="P35" style:family="paragraph" style:parent-style-name="Text_20_body" style:list-style-name="L1"/>
    <style:style style:name="P36" style:family="paragraph" style:parent-style-name="Título" style:master-page-name="MPF0">
      <style:paragraph-properties style:page-number="auto" fo:break-before="page"/>
    </style:style>
    <style:style style:name="P37" style:family="paragraph" style:parent-style-name="Heading_20_1" style:master-page-name="MP1">
      <style:paragraph-properties style:page-number="auto" fo:break-before="page"/>
    </style:style>
    <style:style style:name="P38" style:family="paragraph" style:parent-style-name="Heading_20_1" style:master-page-name="MP3">
      <style:paragraph-properties style:page-number="auto" fo:break-before="page"/>
    </style:style>
    <style:style style:name="P39" style:family="paragraph" style:parent-style-name="Contents_20_Heading" style:master-page-name="MP2">
      <style:paragraph-properties style:page-number="auto" fo:break-before="page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writing-mode="lr-tb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1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5f_CharLFO1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5f_CharLFO1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5f_CharLFO1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5f_CharLFO1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5f_CharLFO1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5f_CharLFO1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5f_CharLFO1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5f_CharLFO1LVL9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WW_5f_CharLFO2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5f_CharLFO2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5f_CharLFO2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5f_CharLFO2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5f_CharLFO2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5f_CharLFO2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5f_CharLFO2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5f_CharLFO2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5f_CharLFO2LVL9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WW_5f_CharLFO3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5f_CharLFO3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5f_CharLFO3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5f_CharLFO3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5f_CharLFO3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5f_CharLFO3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5f_CharLFO3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5f_CharLFO3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5f_CharLFO3LVL9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WW_5f_CharLFO4LVL1" text:bullet-char="•">
        <style:text-properties style:font-name="OpenSymbol"/>
      </text:list-level-style-bullet>
      <text:list-level-style-bullet text:level="2" text:style-name="WW_5f_CharLFO4LVL2" text:bullet-char="◦">
        <style:text-properties style:font-name="OpenSymbol"/>
      </text:list-level-style-bullet>
      <text:list-level-style-bullet text:level="3" text:style-name="WW_5f_CharLFO4LVL3" text:bullet-char="▪">
        <style:text-properties style:font-name="OpenSymbol"/>
      </text:list-level-style-bullet>
      <text:list-level-style-bullet text:level="4" text:style-name="WW_5f_CharLFO4LVL4" text:bullet-char="•">
        <style:text-properties style:font-name="OpenSymbol"/>
      </text:list-level-style-bullet>
      <text:list-level-style-bullet text:level="5" text:style-name="WW_5f_CharLFO4LVL5" text:bullet-char="◦">
        <style:text-properties style:font-name="OpenSymbol"/>
      </text:list-level-style-bullet>
      <text:list-level-style-bullet text:level="6" text:style-name="WW_5f_CharLFO4LVL6" text:bullet-char="▪">
        <style:text-properties style:font-name="OpenSymbol"/>
      </text:list-level-style-bullet>
      <text:list-level-style-bullet text:level="7" text:style-name="WW_5f_CharLFO4LVL7" text:bullet-char="•">
        <style:text-properties style:font-name="OpenSymbol"/>
      </text:list-level-style-bullet>
      <text:list-level-style-bullet text:level="8" text:style-name="WW_5f_CharLFO4LVL8" text:bullet-char="◦">
        <style:text-properties style:font-name="OpenSymbol"/>
      </text:list-level-style-bullet>
      <text:list-level-style-bullet text:level="9" text:style-name="WW_5f_CharLFO4LVL9" text:bullet-char="▪"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WW_5f_CharLFO10LVL1" text:bullet-char="•">
        <style:text-properties style:font-name="OpenSymbol"/>
      </text:list-level-style-bullet>
      <text:list-level-style-bullet text:level="2" text:style-name="WW_5f_CharLFO10LVL2" text:bullet-char="◦">
        <style:text-properties style:font-name="OpenSymbol"/>
      </text:list-level-style-bullet>
      <text:list-level-style-bullet text:level="3" text:style-name="WW_5f_CharLFO10LVL3" text:bullet-char="▪">
        <style:text-properties style:font-name="OpenSymbol"/>
      </text:list-level-style-bullet>
      <text:list-level-style-bullet text:level="4" text:style-name="WW_5f_CharLFO10LVL4" text:bullet-char="•">
        <style:text-properties style:font-name="OpenSymbol"/>
      </text:list-level-style-bullet>
      <text:list-level-style-bullet text:level="5" text:style-name="WW_5f_CharLFO10LVL5" text:bullet-char="◦">
        <style:text-properties style:font-name="OpenSymbol"/>
      </text:list-level-style-bullet>
      <text:list-level-style-bullet text:level="6" text:style-name="WW_5f_CharLFO10LVL6" text:bullet-char="▪">
        <style:text-properties style:font-name="OpenSymbol"/>
      </text:list-level-style-bullet>
      <text:list-level-style-bullet text:level="7" text:style-name="WW_5f_CharLFO10LVL7" text:bullet-char="•">
        <style:text-properties style:font-name="OpenSymbol"/>
      </text:list-level-style-bullet>
      <text:list-level-style-bullet text:level="8" text:style-name="WW_5f_CharLFO10LVL8" text:bullet-char="◦">
        <style:text-properties style:font-name="OpenSymbol"/>
      </text:list-level-style-bullet>
      <text:list-level-style-bullet text:level="9" text:style-name="WW_5f_CharLFO10LVL9" text:bullet-char="▪"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FIUBA - 7507</text:p>
      <text:p text:style-name="Título">Algoritmos y programación 3</text:p>
      <text:p text:style-name="Subtítulo">Trabajo práctico 3: Algo3-Man</text:p>
      <text:p text:style-name="P2">2do cuatrimestre, 2009</text:p>
      <text:p text:style-name="P2">(trabajo grupal)</text:p>
      <text:p text:style-name="Text_20_body"><draw:frame draw:style-name="fr1" draw:name="Marco1" text:anchor-type="paragraph" svg:x="0.0016in" svg:y="0.3307in" svg:width="4.1945in" style:rel-width="scale" svg:height="1.9783in" style:rel-height="scale-min" draw:z-index="0"><draw:text-box><text:p text:style-name="Text_20_body">Alumnos:</text:p><text:p text:style-name="Text_20_body"><text:a xlink:type="simple" xlink:href="mailto:juan@perez.com" office:target-frame-name="_top" xlink:show="replace">[padrón, nombre, email]</text:a></text:p><text:p text:style-name="Text_20_body"><text:a xlink:type="simple" xlink:href="mailto:juan@perez.com" office:target-frame-name="_top" xlink:show="replace">[padrón, nombre, email]</text:a></text:p><text:p text:style-name="Text_20_body"><text:a xlink:type="simple" xlink:href="mailto:juan@perez.com" office:target-frame-name="_top" xlink:show="replace">[padrón, nombre, email]</text:a></text:p><text:p text:style-name="Text_20_body"><text:a xlink:type="simple" xlink:href="mailto:juan@perez.com" office:target-frame-name="_top" xlink:show="replace">[padrón, nombre, email]</text:a></text:p><text:p text:style-name="Text_20_body"><text:a xlink:type="simple" xlink:href="mailto:juan@perez.com" office:target-frame-name="_top" xlink:show="replace"/></text:p><text:p text:style-name="Text_20_body">Corrector:</text:p><text:p text:style-name="Text_20_body"/><text:p text:style-name="Text_20_body">Observaciones entrega 1:</text:p><text:p text:style-name="Text_20_body"/><text:p text:style-name="Text_20_body"/><text:p text:style-name="Text_20_body">Observaciones entrega 2:</text:p><text:p text:style-name="Text_20_body"/><text:p text:style-name="Text_20_body"/><text:p text:style-name="Text_20_body">Observaciones entrega 3:</text:p><text:p text:style-name="Text_20_body"/><text:p text:style-name="Text_20_body"/><text:p text:style-name="Text_20_body">Nota Final:</text:p></draw:text-box></draw:frame></text:p>
      <text:h text:style-name="P37" text:outline-level="1">Control de cambio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ersión</text:p>
          </table:table-cell>
          <table:table-cell table:style-name="Table1.A1" office:value-type="string">
            <text:p text:style-name="Table_20_Contents">Fecha</text:p>
          </table:table-cell>
          <table:table-cell table:style-name="Table1.A1" office:value-type="string">
            <text:p text:style-name="Table_20_Contents">Descripción</text:p>
          </table:table-cell>
          <table:table-cell table:style-name="Table1.D1" office:value-type="string">
            <text:p text:style-name="Table_20_Contents">Autor</text:p>
          </table:table-cell>
        </table:table-row>
        <table:table-row>
          <table:table-cell table:style-name="Table1.A2" office:value-type="string">
            <text:p text:style-name="Table_20_Contents">0.1</text:p>
          </table:table-cell>
          <table:table-cell table:style-name="Table1.A2" office:value-type="string">
            <text:p text:style-name="Table_20_Contents">5/11/2009</text:p>
          </table:table-cell>
          <table:table-cell table:style-name="Table1.A2" office:value-type="string">
            <text:p text:style-name="Table_20_Contents">Versión inicial. Definición de la estructura del documento.</text:p>
          </table:table-cell>
          <table:table-cell table:style-name="Table1.D2" office:value-type="string">
            <text:p text:style-name="Table_20_Contents">Pablo Suárez</text:p>
          </table:table-cell>
        </table:table-row>
        <table:table-row>
          <table:table-cell table:style-name="Table1.A2" office:value-type="string">
            <text:p text:style-name="Table_20_Contents">[número de versión]</text:p>
          </table:table-cell>
          <table:table-cell table:style-name="Table1.A2" office:value-type="string">
            <text:p text:style-name="Table_20_Contents">[fecha]</text:p>
          </table:table-cell>
          <table:table-cell table:style-name="Table1.A2" office:value-type="string">
            <text:p text:style-name="Table_20_Contents">Versión ...</text:p>
          </table:table-cell>
          <table:table-cell table:style-name="Table1.D2" office:value-type="string">
            <text:p text:style-name="Table_20_Contents">[nombre del autor]</text:p>
          </table:table-cell>
        </table:table-row>
      </table:table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P39">Table of Contents</text:p>
          </text:index-title>
          <text:p text:style-name="P3">Control de cambios<text:tab/>2</text:p>
          <text:p text:style-name="P3">Introducción<text:tab/>4</text:p>
          <text:p text:style-name="P3">Objetivo del trabajo<text:tab/>4</text:p>
          <text:p text:style-name="P3">Consigna<text:tab/>4</text:p>
          <text:p text:style-name="P3">Modalidad de trabajo<text:tab/>4</text:p>
          <text:p text:style-name="P3">Entregables<text:tab/>4</text:p>
          <text:p text:style-name="P3">Supuestos<text:tab/>5</text:p>
          <text:p text:style-name="P3">Herramientas y modo de entrega<text:tab/>5</text:p>
          <text:p text:style-name="P3">Modelo de dominio<text:tab/>5</text:p>
          <text:p text:style-name="P3">Diagramas de clases<text:tab/>5</text:p>
          <text:p text:style-name="P3">Detalles de implementación<text:tab/>5</text:p>
          <text:p text:style-name="P3">Excepciones<text:tab/>5</text:p>
          <text:p text:style-name="P3">Diagramas de secuencia<text:tab/>5</text:p>
          <text:p text:style-name="P3">Diagramas de estado<text:tab/>5</text:p>
          <text:p text:style-name="P3">Diagramas de paquetes<text:tab/>6</text:p>
          <text:p text:style-name="P3">Extensiones<text:tab/>6</text:p>
          <text:p text:style-name="P3">Concurrencia<text:tab/>6</text:p>
          <text:p text:style-name="P3">Persistencia<text:tab/>6</text:p>
          <text:p text:style-name="P3">Código fuente<text:tab/>6</text:p>
          <text:p text:style-name="P3">Checklist de corrección<text:tab/>6</text:p>
          <text:p text:style-name="P3">Carpeta<text:tab/>6</text:p>
          <text:p text:style-name="P3">Código<text:tab/>7</text:p>
        </text:index-body>
      </text:table-of-content>
      <text:p text:style-name="Contents_20_3"/>
      <text:h text:style-name="P38" text:outline-level="1">Introducción</text:h>
      <text:h text:style-name="Heading_20_2" text:outline-level="2">Objetivo del trabajo</text:h>
      <text:p text:style-name="Text_20_body">Aplicar los conceptos enseñados en la materia a la resolución de un problema, trabajando en grupo y utilizando Java, C# o Smalltalk (a elección del grupo).</text:p>
      <text:h text:style-name="Heading_20_2" text:outline-level="2">Consigna</text:h>
      <text:p text:style-name="Text_20_body"/>
      <text:p text:style-name="Text_20_body">El trabajo consiste en realizar una aplicación, específicamente un juego al estilo 'Pac-Man'.</text:p>
      <text:p text:style-name="Text_20_body">Deberán tenerse en cuenta las siguientes consignas:</text:p>
      <text:list text:style-name="L1">
        <text:list-item>
          <text:p text:style-name="P4">El laberinto deberá poder ser variable (o sea no debe estar 'hard-coded' en el código).</text:p>
        </text:list-item>
        <text:list-item>
          <text:p text:style-name="P4">Cada fantasma tiene sus propias características, incluyendo velocidad y estrategia para atrapar al jugador.</text:p>
        </text:list-item>
        <text:list-item>
          <text:p text:style-name="P4">Los fantasmas cambian su comportamiento cuando el jugador 'come' un 'punto de poder', el cual le permite atacar a los fantasmas por un tiempo limitado.</text:p>
        </text:list-item>
        <text:list-item>
          <text:p text:style-name="P4">La duración del efecto del 'punto de poder' varía a medida que se avanza en nivel.</text:p>
        </text:list-item>
        <text:list-item>
          <text:p text:style-name="P4">La velocidad de los fantasmas varía al avanzar de nivel.</text:p>
        </text:list-item>
        <text:list-item>
          <text:p text:style-name="P4">Cada tanto aparecen elementos adicionales que al ser comidos por el jugador le dan puntos adicionales.</text:p>
        </text:list-item>
      </text:list>
      <text:p text:style-name="Text_20_body">Para ver mas detalles que pueden usarse como guía, ver: http://en.wikipedia.org/wiki/Pacman</text:p>
      <text:p text:style-name="Text_20_body"/>
      <text:p text:style-name="Text_20_body">Alcance del trabajo:</text:p>
      <text:list text:style-name="L2">
        <text:list-item>
          <text:p text:style-name="P8">Se deberá realizar el modelo, con sus diagramas correspondientes (clases, estado, secuencia y paquetes).</text:p>
        </text:list-item>
        <text:list-item>
          <text:p text:style-name="P8">Deberá haber un conjunto abarcativo de pruebas unitarias.</text:p>
        </text:list-item>
        <text:list-item>
          <text:p text:style-name="P8">Se deberá implementar una interfaz visual básica. Para esto el curso proveerá de herramientas que permitirá el desarrollo de esta interfaz facilitando el trabajo en este aspecto de la entrega.</text:p>
        </text:list-item>
      </text:list>
      <text:p text:style-name="Text_20_body"/>
      <text:h text:style-name="Heading_20_2" text:outline-level="2">Modalidad de trabajo</text:h>
      <text:p text:style-name="Text_20_body">Los alumnos se organizarán en grupos de 4. Cada grupo tendrá a cargo un docente quien les guiará en cuanto a las dudas para la implementación del trabajo y realizará la corrección del mismo.</text:p>
      <text:p text:style-name="Text_20_body"><text:s/></text:p>
      <text:h text:style-name="Heading_20_2" text:outline-level="2"><text:soft-page-break/>Entregables</text:h>
      <text:p text:style-name="Text_20_body">El trabajo consta de 3 entregables, los cuales se harán en etapas:</text:p>
      <text:list text:style-name="L3">
        <text:list-item>
          <text:p text:style-name="P11">Modelo de la solución, expresada en los diagramas correspondientes. (fecha de entrega: semana del 9 de noviembre)</text:p>
        </text:list-item>
        <text:list-item>
          <text:p text:style-name="P11">Codificación del modelo, con las pruebas unitarias correspondientes y los elementos del presente informe. (fecha de entrega: semana del 23 de noviembre)</text:p>
        </text:list-item>
        <text:list-item>
          <text:p text:style-name="P11">Implementación de la interfaz gráfica básica. (fecha de entrega: semana del 30 de noviembre)</text:p>
        </text:list-item>
      </text:list>
      <text:p text:style-name="Text_20_body"/>
      <text:h text:style-name="Heading_20_2" text:outline-level="2">Supuestos</text:h>
      <text:p text:style-name="Text_20_body">[documentar todos los supuestos hechos sobre el enunciado. Asegurarse de validar con los docentes]</text:p>
      <text:h text:style-name="Heading_20_2" text:outline-level="2">Herramientas y modo de entrega</text:h>
      <text:p text:style-name="Text_20_body">Se deberá entregar el informe correspondiente en forma impresa y digital. La forma de entrega del código de la aplicación en sí se acordará con el ayudante asignado a los grupos.</text:p>
      <text:p text:style-name="Text_20_body"/>
      <text:h text:style-name="Heading_20_1" text:outline-level="1">Modelo de dominio</text:h>
      <text:p text:style-name="Text_20_body">[Explicar cómo se encaró el TP]</text:p>
      <text:h text:style-name="Heading_20_2" text:outline-level="2">Diagramas de clases</text:h>
      <text:p text:style-name="Text_20_body">[uno o varios diagramas de clases, mostrando la relación estática entre las clases, pueden agregar todo el texto necesario para aclarar y explicar su diseño, recuerden que la idea de todo el documento es que quede documentado y entendible como está hecho el TP]</text:p>
      <text:h text:style-name="Heading_20_2" text:outline-level="2">Detalles de implementación</text:h>
      <text:p text:style-name="Text_20_body">[hay ciertas clases que puede resultar interesante como están implementadas internamente, en esta sección cuenten sobre esas clases, por ejemplo: como está implementado internamente el tablero]</text:p>
      <text:h text:style-name="Heading_20_2" text:outline-level="2">Excepciones</text:h>
      <text:p text:style-name="Text_20_body">[explicar las excepciones creadas y con qué fin fueron creadas]</text:p>
      <text:h text:style-name="Heading_20_2" text:outline-level="2">Diagramas de secuencia</text:h>
      <text:p text:style-name="Text_20_body">[pongan las secuencias interesantes que hayan implementado. Pueden agregar texto para explicar si algo no queda claro]</text:p>
      <text:p text:style-name="Text_20_body"/>
      <text:h text:style-name="Heading_20_2" text:outline-level="2"><text:soft-page-break/>Diagramas de estado</text:h>
      <text:p text:style-name="Text_20_body">[pongan las secuencias interesantes que hayan implementado. Pueden agregar texto para explicar si algo no queda claro]</text:p>
      <text:p text:style-name="Text_20_body"/>
      <text:h text:style-name="Heading_20_2" text:outline-level="2">Diagramas de paquetes</text:h>
      <text:p text:style-name="Text_20_body">[pongan las secuencias interesantes que hayan implementado. Pueden agregar texto para explicar si algo no queda claro]</text:p>
      <text:p text:style-name="Text_20_body"/>
      <text:h text:style-name="Heading_20_1" text:outline-level="1">Extensiones</text:h>
      <text:p text:style-name="Text_20_body"/>
      <text:h text:style-name="Heading_20_2" text:outline-level="2">Concurrencia</text:h>
      <text:p text:style-name="Text_20_body">[Explicar en qué parte del trabajo se podría aplicar concurrencia, y los beneficios y la problemática que representa]</text:p>
      <text:p text:style-name="Text_20_body"/>
      <text:h text:style-name="Heading_20_2" text:outline-level="2">Persistencia</text:h>
      <text:p text:style-name="Text_20_body">[Explicar en qué parte del trabajo se podría aplicar persistencia, y los beneficios y la problemática que representa]</text:p>
      <text:p text:style-name="Text_20_body"/>
      <text:h text:style-name="Heading_20_1" text:outline-level="1">Código fuente</text:h>
      <text:p text:style-name="Text_20_body">[Código fuente impreso de las clases del dominio (no pruebas). Acordar con el ayudante si se entregará el código impreso o no.]</text:p>
      <text:h text:style-name="Heading_20_1" text:outline-level="1">Checklist de corrección</text:h>
      <text:p text:style-name="Text_20_body">Esta sección es para uso exclusivo de la cátedra, por favor no modificar.</text:p>
      <text:h text:style-name="Heading_20_2" text:outline-level="2">Carpeta</text:h>
      <text:p text:style-name="Text_20_body"/>
      <text:p text:style-name="P33">Generalidades</text:p>
      <text:list text:style-name="L4">
        <text:list-item>
          <text:p text:style-name="P14">¿Son correctos los supuestos y extensiones?</text:p>
        </text:list-item>
        <text:list-item>
          <text:p text:style-name="P14">¿Es prolija la presentación? (hojas del mismo tamaño, numeradas y con tipografía uniforme) </text:p>
        </text:list-item>
        <text:list-item>
          <text:p text:style-name="P14">¿Está completa la carátula? (número de grupo, nombre, mail y padrón de cada integrante) </text:p>
        </text:list-item>
      </text:list>
      <text:p text:style-name="P33"/>
      <text:p text:style-name="P33">Modelo</text:p>
      <text:list text:style-name="L4">
        <text:list-item text:start-value="1">
          <text:p text:style-name="P14"><text:soft-page-break/>¿Está completo?¿Contempla la totalidad del problema?</text:p>
        </text:list-item>
        <text:list-item>
          <text:p text:style-name="P14">¿Respeta encapsulamiento?</text:p>
        </text:list-item>
        <text:list-item>
          <text:p text:style-name="P14">¿Respeta ocultamiento de información?</text:p>
        </text:list-item>
        <text:list-item>
          <text:p text:style-name="P14">¿Hace un buen uso de excepciones?</text:p>
        </text:list-item>
        <text:list-item>
          <text:p text:style-name="P14">¿Utiliza polimorfismo en las situaciones esperadas?</text:p>
        </text:list-item>
      </text:list>
      <text:p text:style-name="P33"/>
      <text:p text:style-name="P33">Diagrama de clases</text:p>
      <text:list text:style-name="L4">
        <text:list-item text:start-value="1">
          <text:p text:style-name="P14">¿Está completo?</text:p>
        </text:list-item>
        <text:list-item>
          <text:p text:style-name="P14">¿Está bien utilizada la notación?</text:p>
        </text:list-item>
      </text:list>
      <text:p text:style-name="P33"/>
      <text:p text:style-name="P33">Diagramas de secuencia</text:p>
      <text:list text:style-name="L4">
        <text:list-item text:start-value="1">
          <text:p text:style-name="P14">¿Está completo?</text:p>
        </text:list-item>
        <text:list-item>
          <text:p text:style-name="P14">¿Es consistente con el diagrama de clases?</text:p>
        </text:list-item>
        <text:list-item>
          <text:p text:style-name="P14">¿Está bien utilizada la notación?</text:p>
        </text:list-item>
      </text:list>
      <text:p text:style-name="Text_20_body"/>
      <text:p text:style-name="P33">Diagrama de estados</text:p>
      <text:list text:style-name="L4">
        <text:list-item text:start-value="1">
          <text:p text:style-name="P14">¿Está completo?</text:p>
        </text:list-item>
        <text:list-item>
          <text:p text:style-name="P14">¿Está bien utilizada la notación?</text:p>
        </text:list-item>
      </text:list>
      <text:p text:style-name="Text_20_body"/>
      <text:p text:style-name="P33">Diagrama de paquetes</text:p>
      <text:list text:style-name="L4">
        <text:list-item text:start-value="1">
          <text:p text:style-name="P14">¿Está completo?</text:p>
        </text:list-item>
        <text:list-item>
          <text:p text:style-name="P14">¿Está bien utilizada la notación?</text:p>
        </text:list-item>
      </text:list>
      <text:p text:style-name="Text_20_body"/>
      <text:h text:style-name="Heading_20_2" text:outline-level="2">Código</text:h>
      <text:p text:style-name="P33"/>
      <text:p text:style-name="P33">Generalidades</text:p>
      <text:list text:style-name="L5">
        <text:list-item>
          <text:p text:style-name="P31">¿Respeta estándares de codificación?</text:p>
        </text:list-item>
        <text:list-item>
          <text:p text:style-name="P31">¿Está correctamente documentado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OpenSymbol" svg:font-family="OpenSymbol" style:font-family-generic="system"/>
    <style:font-face style:name="StarSymbol" svg:font-family="StarSymbol" style:font-family-generic="system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AR" fo:font-style="normal" fo:text-shadow="none" style:text-underline-style="none" fo:font-weight="normal" style:letter-kerning="true" style:font-size-asian="12pt" style:language-asian="es" style:country-asian="A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Segoe UI" fo:font-size="12pt" fo:letter-spacing="normal" fo:language="es" fo:country="AR" fo:font-style="normal" fo:text-shadow="none" style:text-underline-style="none" fo:font-weight="normal" style:letter-kerning="true" fo:background-color="transparent" style:font-name-asian="Arial Unicode MS" style:font-size-asian="12pt" style:language-asian="es" style:country-asian="A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Cambria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ítulo" style:family="paragraph" style:parent-style-name="Heading" style:next-style-name="Subtítulo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Subtítulo" style:family="paragraph" style:parent-style-name="Heading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hyphenation-ladder-count="no-limit" fo:padding="0in" fo:border-left="none" fo:border-right="none" fo:border-top="none" fo:border-bottom="0.0035in solid #000000" style:shadow="none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5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background-color="#000000">
        <style:background-image/>
      </style:paragraph-properties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3929in" fo:margin-right="0in" fo:hyphenation-ladder-count="no-limit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line-through-mode="continuous"/>
    </style:style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StarSymbol" style:font-name-asian="OpenSymbol" style:font-name-complex="OpenSymbol"/>
    </style:style>
    <style:style style:name="WW_5f_CharLFO2LVL2" style:display-name="WW_CharLFO2LVL2" style:family="text">
      <style:text-properties style:font-name="StarSymbol" style:font-name-asian="OpenSymbol" style:font-name-complex="OpenSymbol"/>
    </style:style>
    <style:style style:name="WW_5f_CharLFO2LVL3" style:display-name="WW_CharLFO2LVL3" style:family="text">
      <style:text-properties style:font-name="StarSymbol" style:font-name-asian="OpenSymbol" style:font-name-complex="OpenSymbol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StarSymbol" style:font-name-asian="OpenSymbol" style:font-name-complex="OpenSymbol"/>
    </style:style>
    <style:style style:name="WW_5f_CharLFO3LVL2" style:display-name="WW_CharLFO3LVL2" style:family="text">
      <style:text-properties style:font-name="StarSymbol" style:font-name-asian="OpenSymbol" style:font-name-complex="OpenSymbol"/>
    </style:style>
    <style:style style:name="WW_5f_CharLFO3LVL3" style:display-name="WW_CharLFO3LVL3" style:family="text">
      <style:text-properties style:font-name="StarSymbol" style:font-name-asian="OpenSymbol" style:font-name-complex="OpenSymbol"/>
    </style:style>
    <style:style style:name="WW_5f_CharLFO3LVL4" style:display-name="WW_CharLFO3LVL4" style:family="text">
      <style:text-properties style:font-name="StarSymbol" style:font-name-asian="OpenSymbol" style:font-name-complex="OpenSymbol"/>
    </style:style>
    <style:style style:name="WW_5f_CharLFO3LVL5" style:display-name="WW_CharLFO3LVL5" style:family="text">
      <style:text-properties style:font-name="StarSymbol" style:font-name-asian="OpenSymbol" style:font-name-complex="OpenSymbol"/>
    </style:style>
    <style:style style:name="WW_5f_CharLFO3LVL6" style:display-name="WW_CharLFO3LVL6" style:family="text">
      <style:text-properties style:font-name="StarSymbol" style:font-name-asian="OpenSymbol" style:font-name-complex="OpenSymbol"/>
    </style:style>
    <style:style style:name="WW_5f_CharLFO3LVL7" style:display-name="WW_CharLFO3LVL7" style:family="text">
      <style:text-properties style:font-name="StarSymbol" style:font-name-asian="OpenSymbol" style:font-name-complex="OpenSymbol"/>
    </style:style>
    <style:style style:name="WW_5f_CharLFO3LVL8" style:display-name="WW_CharLFO3LVL8" style:family="text">
      <style:text-properties style:font-name="StarSymbol" style:font-name-asian="OpenSymbol" style:font-name-complex="OpenSymbol"/>
    </style:style>
    <style:style style:name="WW_5f_CharLFO3LVL9" style:display-name="WW_CharLFO3LVL9" style:family="text">
      <style:text-properties style:font-name="Star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Graphics" style:family="graphic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pm3">
      <style:page-layout-properties fo:page-width="8.2673in" fo:page-height="11.6925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MP0" style:page-layout-name="pm2">
      <style:footer>
        <text:p text:style-name="P1">Algoritmos y programación 3-TP 3: Algo3-Man <text:s/><text:page-number text:select-page="current">5</text:page-number>/<text:page-count>7</text:page-count></text:p>
      </style:footer>
    </style:master-page>
    <style:master-page style:name="MPF0" style:page-layout-name="pm3" style:next-style-name="MP0"/>
    <style:master-page style:name="MP1" style:page-layout-name="pm2">
      <style:footer>
        <text:p text:style-name="P1">Algoritmos y programación 3-TP 3: Algo3-Man <text:s/><text:page-number text:select-page="current">5</text:page-number>/<text:page-count>7</text:page-count></text:p>
      </style:footer>
    </style:master-page>
    <style:master-page style:name="MP2" style:page-layout-name="pm2">
      <style:footer>
        <text:p text:style-name="P1">Algoritmos y programación 3-TP 3: Algo3-Man <text:s/><text:page-number text:select-page="current">5</text:page-number>/<text:page-count>7</text:page-count></text:p>
      </style:footer>
    </style:master-page>
    <style:master-page style:name="MP3" style:page-layout-name="pm2">
      <style:footer>
        <text:p text:style-name="P1">Algoritmos y programación 3-TP 3: Algo3-Man <text:s/><text:page-number text:select-page="current">5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Nicolás Martín Paez</meta:initial-creator>
    <meta:creation-date>2009-11-06T16:45:00</meta:creation-date>
    <dc:creator>Pablo Suarez</dc:creator>
    <dc:date>2009-11-07T01:03:26</dc:date>
    <meta:editing-cycles>4</meta:editing-cycles>
    <meta:editing-duration>PT20M9S</meta:editing-duration>
    <meta:template xlink:type="simple" xlink:actuate="onRequest" xlink:href="../../../../../Local%20Settings/Temp/tp3.odt/Normal.dotm"/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7" meta:paragraph-count="135" meta:word-count="898" meta:character-count="5819"/>
  </office:meta>
</office:document-meta>
</file>